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2.0472in"/>
    </style:style>
    <style:style style:name="co3" style:family="table-column">
      <style:table-column-properties fo:break-before="auto" style:column-width="0.6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2.4705in" svg:y="0in">
            <draw:object draw:notify-on-update-of-ranges="Sheet1.C2:Sheet1.K2 Sheet1.B3:Sheet1.B3 Sheet1.C3:Sheet1.K3 Sheet1.B4:Sheet1.B4 Sheet1.C4:Sheet1.K4 Sheet1.B5:Sheet1.B5 Sheet1.C5:Sheet1.K5 Sheet1.B6:Sheet1.B6 Sheet1.C6:Sheet1.K6 Sheet1.B10:Sheet1.B10 Sheet1.C10:Sheet1.K10 Sheet1.B11:Sheet1.B11 Sheet1.C11:Sheet1.K11 Sheet1.B12:Sheet1.B12 Sheet1.C12:Sheet1.K12 Sheet1.B13:Sheet1.B13 Sheet1.C13:Sheet1.K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5524in" svg:y="3.1551in">
            <draw:object draw:notify-on-update-of-ranges="Sheet1.C20:Sheet1.K20 Sheet1.B21:Sheet1.B21 Sheet1.C21:Sheet1.K21 Sheet1.B22:Sheet1.B22 Sheet1.C22:Sheet1.K22 Sheet1.B23:Sheet1.B23 Sheet1.C23:Sheet1.K23 Sheet1.B24:Sheet1.B24 Sheet1.C24:Sheet1.K24 Sheet1.B28:Sheet1.B28 Sheet1.C28:Sheet1.K28 Sheet1.B29:Sheet1.B29 Sheet1.C29:Sheet1.K29 Sheet1.B30:Sheet1.B30 Sheet1.C30:Sheet1.K30 Sheet1.B31:Sheet1.B31 Sheet1.C31:Sheet1.K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luster COUNT Features</text:p>
          </table:table-cell>
          <table:covered-table-cell table:number-columns-repeated="7"/>
          <table:table-cell table:number-columns-repeated="6"/>
        </table:table-row>
        <table:table-row table:style-name="ro1">
          <table:table-cell office:value-type="string" calcext:value-type="string">
            <text:p>Linear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table:formula="of:=[.C2]+5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2" table:formula="of:=[.E2]+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2" table:formula="of:=[.G2]+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near Config 1</text:p>
          </table:table-cell>
          <table:table-cell office:value-type="float" office:value="9.242" calcext:value-type="float">
            <text:p>9.242</text:p>
          </table:table-cell>
          <table:table-cell office:value-type="float" office:value="6.415" calcext:value-type="float">
            <text:p>6.415</text:p>
          </table:table-cell>
          <table:table-cell office:value-type="float" office:value="6.784" calcext:value-type="float">
            <text:p>6.784</text:p>
          </table:table-cell>
          <table:table-cell office:value-type="float" office:value="9.976" calcext:value-type="float">
            <text:p>9.976</text:p>
          </table:table-cell>
          <table:table-cell office:value-type="float" office:value="12.001" calcext:value-type="float">
            <text:p>12.001</text:p>
          </table:table-cell>
          <table:table-cell office:value-type="float" office:value="15.8" calcext:value-type="float">
            <text:p>15.8</text:p>
          </table:table-cell>
          <table:table-cell office:value-type="float" office:value="17.636" calcext:value-type="float">
            <text:p>17.636</text:p>
          </table:table-cell>
          <table:table-cell office:value-type="float" office:value="23.095" calcext:value-type="float">
            <text:p>23.095</text:p>
          </table:table-cell>
          <table:table-cell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near Config 2</text:p>
          </table:table-cell>
          <table:table-cell office:value-type="float" office:value="13.573" calcext:value-type="float">
            <text:p>13.573</text:p>
          </table:table-cell>
          <table:table-cell office:value-type="float" office:value="6.285" calcext:value-type="float">
            <text:p>6.285</text:p>
          </table:table-cell>
          <table:table-cell office:value-type="float" office:value="6.277" calcext:value-type="float">
            <text:p>6.277</text:p>
          </table:table-cell>
          <table:table-cell office:value-type="float" office:value="10.168" calcext:value-type="float">
            <text:p>10.168</text:p>
          </table:table-cell>
          <table:table-cell office:value-type="float" office:value="12.26" calcext:value-type="float">
            <text:p>12.26</text:p>
          </table:table-cell>
          <table:table-cell office:value-type="float" office:value="16.812" calcext:value-type="float">
            <text:p>16.812</text:p>
          </table:table-cell>
          <table:table-cell office:value-type="float" office:value="15.861" calcext:value-type="float">
            <text:p>15.861</text:p>
          </table:table-cell>
          <table:table-cell office:value-type="float" office:value="15.773" calcext:value-type="float">
            <text:p>15.773</text:p>
          </table:table-cell>
          <table:table-cell office:value-type="float" office:value="18.373" calcext:value-type="float">
            <text:p>18.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tr_removed, Xte_removed</text:p>
          </table:table-cell>
          <table:table-cell office:value-type="string" calcext:value-type="string">
            <text:p>Linear Config 3</text:p>
          </table:table-cell>
          <table:table-cell office:value-type="float" office:value="14.428" calcext:value-type="float">
            <text:p>14.428</text:p>
          </table:table-cell>
          <table:table-cell table:style-name="ce3" office:value-type="float" office:value="15.304" calcext:value-type="float">
            <text:p>15.304</text:p>
          </table:table-cell>
          <table:table-cell office:value-type="float" office:value="8.143" calcext:value-type="float">
            <text:p>8.143</text:p>
          </table:table-cell>
          <table:table-cell office:value-type="float" office:value="8.639" calcext:value-type="float">
            <text:p>8.639</text:p>
          </table:table-cell>
          <table:table-cell office:value-type="float" office:value="11.382" calcext:value-type="float">
            <text:p>11.382</text:p>
          </table:table-cell>
          <table:table-cell office:value-type="float" office:value="8.7" calcext:value-type="float">
            <text:p>8.7</text:p>
          </table:table-cell>
          <table:table-cell office:value-type="float" office:value="16.073" calcext:value-type="float">
            <text:p>16.073</text:p>
          </table:table-cell>
          <table:table-cell table:style-name="ce4" office:value-type="float" office:value="13.099" calcext:value-type="float">
            <text:p>13.099</text:p>
          </table:table-cell>
          <table:table-cell office:value-type="float" office:value="15.17" calcext:value-type="float">
            <text:p>15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773, <text:s/>13745</text:p>
          </table:table-cell>
          <table:table-cell office:value-type="string" calcext:value-type="string">
            <text:p>Linear Config 4</text:p>
          </table:table-cell>
          <table:table-cell office:value-type="float" office:value="6.895" calcext:value-type="float">
            <text:p>6.895</text:p>
          </table:table-cell>
          <table:table-cell office:value-type="float" office:value="8.555" calcext:value-type="float">
            <text:p>8.555</text:p>
          </table:table-cell>
          <table:table-cell office:value-type="float" office:value="7.452" calcext:value-type="float">
            <text:p>7.452</text:p>
          </table:table-cell>
          <table:table-cell office:value-type="float" office:value="8.297" calcext:value-type="float">
            <text:p>8.297</text:p>
          </table:table-cell>
          <table:table-cell office:value-type="float" office:value="14.186" calcext:value-type="float">
            <text:p>14.186</text:p>
          </table:table-cell>
          <table:table-cell office:value-type="float" office:value="8.693" calcext:value-type="float">
            <text:p>8.693</text:p>
          </table:table-cell>
          <table:table-cell office:value-type="float" office:value="8.472" calcext:value-type="float">
            <text:p>8.472</text:p>
          </table:table-cell>
          <table:table-cell office:value-type="float" office:value="8.236" calcext:value-type="float">
            <text:p>8.236</text:p>
          </table:table-cell>
          <table:table-cell office:value-type="float" office:value="8.424" calcext:value-type="float">
            <text:p>8.424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Config 1</text:p>
          </table:table-cell>
          <table:table-cell office:value-type="string" calcext:value-type="string">
            <text:p>HoG</text:p>
          </table:table-cell>
        </table:table-row>
        <table:table-row table:style-name="ro1">
          <table:table-cell office:value-type="string" calcext:value-type="string">
            <text:p>Polynomial (2)</text:p>
          </table:table-cell>
          <table:table-cell table:number-columns-repeated="11"/>
          <table:table-cell office:value-type="string" calcext:value-type="string">
            <text:p>Config 2</text:p>
          </table:table-cell>
          <table:table-cell office:value-type="string" calcext:value-type="string">
            <text:p>HoG with Deskew</text:p>
          </table:table-cell>
        </table:table-row>
        <table:table-row table:style-name="ro1">
          <table:table-cell/>
          <table:table-cell office:value-type="string" calcext:value-type="string">
            <text:p>Quadratic Config 1</text:p>
          </table:table-cell>
          <table:table-cell office:value-type="float" office:value="6.83" calcext:value-type="float">
            <text:p>6.83</text:p>
          </table:table-cell>
          <table:table-cell office:value-type="float" office:value="6.588" calcext:value-type="float">
            <text:p>6.588</text:p>
          </table:table-cell>
          <table:table-cell office:value-type="float" office:value="6.565" calcext:value-type="float">
            <text:p>6.565</text:p>
          </table:table-cell>
          <table:table-cell office:value-type="float" office:value="6.569" calcext:value-type="float">
            <text:p>6.569</text:p>
          </table:table-cell>
          <table:table-cell office:value-type="float" office:value="16.507" calcext:value-type="float">
            <text:p>16.507</text:p>
          </table:table-cell>
          <table:table-cell office:value-type="float" office:value="13.407" calcext:value-type="float">
            <text:p>13.407</text:p>
          </table:table-cell>
          <table:table-cell office:value-type="float" office:value="15.95" calcext:value-type="float">
            <text:p>15.95</text:p>
          </table:table-cell>
          <table:table-cell office:value-type="float" office:value="14.048" calcext:value-type="float">
            <text:p>14.048</text:p>
          </table:table-cell>
          <table:table-cell office:value-type="float" office:value="16.48" calcext:value-type="float">
            <text:p>16.48</text:p>
          </table:table-cell>
          <table:table-cell/>
          <table:table-cell office:value-type="string" calcext:value-type="string">
            <text:p>Config 3</text:p>
          </table:table-cell>
          <table:table-cell office:value-type="string" calcext:value-type="string">
            <text:p>SURF Randoming No Features</text:p>
          </table:table-cell>
        </table:table-row>
        <table:table-row table:style-name="ro1">
          <table:table-cell/>
          <table:table-cell office:value-type="string" calcext:value-type="string">
            <text:p>Quadratic Config 2</text:p>
          </table:table-cell>
          <table:table-cell office:value-type="float" office:value="6.607" calcext:value-type="float">
            <text:p>6.607</text:p>
          </table:table-cell>
          <table:table-cell office:value-type="float" office:value="6.657" calcext:value-type="float">
            <text:p>6.657</text:p>
          </table:table-cell>
          <table:table-cell office:value-type="float" office:value="6.78" calcext:value-type="float">
            <text:p>6.78</text:p>
          </table:table-cell>
          <table:table-cell office:value-type="float" office:value="12.154" calcext:value-type="float">
            <text:p>12.154</text:p>
          </table:table-cell>
          <table:table-cell office:value-type="float" office:value="15.043" calcext:value-type="float">
            <text:p>15.043</text:p>
          </table:table-cell>
          <table:table-cell office:value-type="float" office:value="12.719" calcext:value-type="float">
            <text:p>12.719</text:p>
          </table:table-cell>
          <table:table-cell office:value-type="float" office:value="16.464" calcext:value-type="float">
            <text:p>16.464</text:p>
          </table:table-cell>
          <table:table-cell office:value-type="float" office:value="15.811" calcext:value-type="float">
            <text:p>15.811</text:p>
          </table:table-cell>
          <table:table-cell office:value-type="float" office:value="15.838" calcext:value-type="float">
            <text:p>15.838</text:p>
          </table:table-cell>
          <table:table-cell/>
          <table:table-cell office:value-type="string" calcext:value-type="string">
            <text:p>Config 4</text:p>
          </table:table-cell>
          <table:table-cell office:value-type="string" calcext:value-type="string">
            <text:p>SURF Removing No Features</text:p>
          </table:table-cell>
        </table:table-row>
        <table:table-row table:style-name="ro1">
          <table:table-cell/>
          <table:table-cell office:value-type="string" calcext:value-type="string">
            <text:p>Quadratic Config 3</text:p>
          </table:table-cell>
          <table:table-cell office:value-type="float" office:value="8.335" calcext:value-type="float">
            <text:p>8.335</text:p>
          </table:table-cell>
          <table:table-cell office:value-type="float" office:value="9.139" calcext:value-type="float">
            <text:p>9.139</text:p>
          </table:table-cell>
          <table:table-cell office:value-type="float" office:value="9.738" calcext:value-type="float">
            <text:p>9.738</text:p>
          </table:table-cell>
          <table:table-cell office:value-type="float" office:value="7.66" calcext:value-type="float">
            <text:p>7.66</text:p>
          </table:table-cell>
          <table:table-cell office:value-type="float" office:value="19.392" calcext:value-type="float">
            <text:p>19.392</text:p>
          </table:table-cell>
          <table:table-cell office:value-type="float" office:value="12.988" calcext:value-type="float">
            <text:p>12.988</text:p>
          </table:table-cell>
          <table:table-cell office:value-type="float" office:value="15.946" calcext:value-type="float">
            <text:p>15.946</text:p>
          </table:table-cell>
          <table:table-cell office:value-type="float" office:value="14.828" calcext:value-type="float">
            <text:p>14.828</text:p>
          </table:table-cell>
          <table:table-cell office:value-type="float" office:value="18.838" calcext:value-type="float">
            <text:p>18.838</text:p>
          </table:table-cell>
          <table:table-cell table:number-columns-repeated="2"/>
          <table:table-cell office:value-type="string" calcext:value-type="string">
            <text:p>SIFT</text:p>
          </table:table-cell>
        </table:table-row>
        <table:table-row table:style-name="ro1">
          <table:table-cell/>
          <table:table-cell office:value-type="string" calcext:value-type="string">
            <text:p>Quadratic Config 4</text:p>
          </table:table-cell>
          <table:table-cell office:value-type="float" office:value="7.357" calcext:value-type="float">
            <text:p>7.357</text:p>
          </table:table-cell>
          <table:table-cell office:value-type="float" office:value="6.942" calcext:value-type="float">
            <text:p>6.942</text:p>
          </table:table-cell>
          <table:table-cell office:value-type="float" office:value="15.187" calcext:value-type="float">
            <text:p>15.187</text:p>
          </table:table-cell>
          <table:table-cell office:value-type="float" office:value="11.069" calcext:value-type="float">
            <text:p>11.069</text:p>
          </table:table-cell>
          <table:table-cell office:value-type="float" office:value="14.145" calcext:value-type="float">
            <text:p>14.145</text:p>
          </table:table-cell>
          <table:table-cell office:value-type="float" office:value="11.419" calcext:value-type="float">
            <text:p>11.419</text:p>
          </table:table-cell>
          <table:table-cell office:value-type="float" office:value="10.971" calcext:value-type="float">
            <text:p>10.971</text:p>
          </table:table-cell>
          <table:table-cell office:value-type="float" office:value="15.138" calcext:value-type="float">
            <text:p>15.138</text:p>
          </table:table-cell>
          <table:table-cell table:style-name="ce4" office:value-type="float" office:value="14.039" calcext:value-type="float">
            <text:p>14.039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formula="of:=37773/73257" office:value-type="float" office:value="0.515623080388222" calcext:value-type="float">
            <text:p>0.5156230804</text:p>
          </table:table-cell>
          <table:table-cell table:number-columns-repeated="13"/>
        </table:table-row>
        <table:table-row table:style-name="ro1">
          <table:table-cell table:formula="of:=13745/26032" office:value-type="float" office:value="0.528003995082975" calcext:value-type="float">
            <text:p>0.52800399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3257, 2603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1" table:number-rows-spanned="1">
            <text:p>Cluster BINARY Features</text:p>
          </table:table-cell>
          <table:covered-table-cell table:number-columns-repeated="10"/>
          <table:table-cell table:number-columns-repeated="3"/>
        </table:table-row>
        <table:table-row table:style-name="ro1">
          <table:table-cell office:value-type="string" calcext:value-type="string">
            <text:p>Linear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table:formula="of:=[.C20]+5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2" table:formula="of:=[.E20]+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2" table:formula="of:=[.G20]+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near Config 1</text:p>
          </table:table-cell>
          <table:table-cell office:value-type="float" office:value="6.995" calcext:value-type="float">
            <text:p>6.995</text:p>
          </table:table-cell>
          <table:table-cell office:value-type="float" office:value="7.821" calcext:value-type="float">
            <text:p>7.821</text:p>
          </table:table-cell>
          <table:table-cell office:value-type="float" office:value="6.269" calcext:value-type="float">
            <text:p>6.269</text:p>
          </table:table-cell>
          <table:table-cell office:value-type="float" office:value="6.477" calcext:value-type="float">
            <text:p>6.477</text:p>
          </table:table-cell>
          <table:table-cell office:value-type="float" office:value="13.971" calcext:value-type="float">
            <text:p>13.971</text:p>
          </table:table-cell>
          <table:table-cell office:value-type="float" office:value="16.023" calcext:value-type="float">
            <text:p>16.023</text:p>
          </table:table-cell>
          <table:table-cell office:value-type="float" office:value="14.982" calcext:value-type="float">
            <text:p>14.982</text:p>
          </table:table-cell>
          <table:table-cell office:value-type="float" office:value="15.715" calcext:value-type="float">
            <text:p>15.715</text:p>
          </table:table-cell>
          <table:table-cell office:value-type="float" office:value="15.151" calcext:value-type="float">
            <text:p>15.1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near Config 2</text:p>
          </table:table-cell>
          <table:table-cell office:value-type="float" office:value="6.404" calcext:value-type="float">
            <text:p>6.404</text:p>
          </table:table-cell>
          <table:table-cell office:value-type="float" office:value="6.358" calcext:value-type="float">
            <text:p>6.358</text:p>
          </table:table-cell>
          <table:table-cell office:value-type="float" office:value="6.477" calcext:value-type="float">
            <text:p>6.477</text:p>
          </table:table-cell>
          <table:table-cell office:value-type="float" office:value="8.397" calcext:value-type="float">
            <text:p>8.397</text:p>
          </table:table-cell>
          <table:table-cell office:value-type="float" office:value="16.019" calcext:value-type="float">
            <text:p>16.019</text:p>
          </table:table-cell>
          <table:table-cell office:value-type="float" office:value="9.304" calcext:value-type="float">
            <text:p>9.304</text:p>
          </table:table-cell>
          <table:table-cell office:value-type="float" office:value="17.061" calcext:value-type="float">
            <text:p>17.061</text:p>
          </table:table-cell>
          <table:table-cell office:value-type="float" office:value="18.915" calcext:value-type="float">
            <text:p>18.915</text:p>
          </table:table-cell>
          <table:table-cell office:value-type="float" office:value="10.794" calcext:value-type="float">
            <text:p>10.7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near Config 3</text:p>
          </table:table-cell>
          <table:table-cell office:value-type="float" office:value="15.685" calcext:value-type="float">
            <text:p>15.685</text:p>
          </table:table-cell>
          <table:table-cell office:value-type="float" office:value="10.303" calcext:value-type="float">
            <text:p>10.303</text:p>
          </table:table-cell>
          <table:table-cell office:value-type="float" office:value="12.044" calcext:value-type="float">
            <text:p>12.044</text:p>
          </table:table-cell>
          <table:table-cell office:value-type="float" office:value="12.777" calcext:value-type="float">
            <text:p>12.777</text:p>
          </table:table-cell>
          <table:table-cell office:value-type="float" office:value="8.244" calcext:value-type="float">
            <text:p>8.244</text:p>
          </table:table-cell>
          <table:table-cell office:value-type="float" office:value="10.095" calcext:value-type="float">
            <text:p>10.095</text:p>
          </table:table-cell>
          <table:table-cell office:value-type="float" office:value="14.052" calcext:value-type="float">
            <text:p>14.052</text:p>
          </table:table-cell>
          <table:table-cell office:value-type="float" office:value="15.089" calcext:value-type="float">
            <text:p>15.089</text:p>
          </table:table-cell>
          <table:table-cell office:value-type="float" office:value="7.172" calcext:value-type="float">
            <text:p>7.1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near Config 4</text:p>
          </table:table-cell>
          <table:table-cell office:value-type="float" office:value="10.57" calcext:value-type="float">
            <text:p>10.57</text:p>
          </table:table-cell>
          <table:table-cell office:value-type="float" office:value="12.159" calcext:value-type="float">
            <text:p>12.159</text:p>
          </table:table-cell>
          <table:table-cell office:value-type="float" office:value="11.296" calcext:value-type="float">
            <text:p>11.296</text:p>
          </table:table-cell>
          <table:table-cell office:value-type="float" office:value="11.362" calcext:value-type="float">
            <text:p>11.362</text:p>
          </table:table-cell>
          <table:table-cell office:value-type="float" office:value="10.89" calcext:value-type="float">
            <text:p>10.89</text:p>
          </table:table-cell>
          <table:table-cell office:value-type="float" office:value="11.158" calcext:value-type="float">
            <text:p>11.158</text:p>
          </table:table-cell>
          <table:table-cell office:value-type="float" office:value="10.629" calcext:value-type="float">
            <text:p>10.629</text:p>
          </table:table-cell>
          <table:table-cell office:value-type="float" office:value="12.045" calcext:value-type="float">
            <text:p>12.045</text:p>
          </table:table-cell>
          <table:table-cell office:value-type="float" office:value="11.948" calcext:value-type="float">
            <text:p>11.948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Polynomia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Quadratic Config 1</text:p>
          </table:table-cell>
          <table:table-cell office:value-type="float" office:value="7.921" calcext:value-type="float">
            <text:p>7.921</text:p>
          </table:table-cell>
          <table:table-cell office:value-type="float" office:value="6.142" calcext:value-type="float">
            <text:p>6.142</text:p>
          </table:table-cell>
          <table:table-cell office:value-type="float" office:value="6.127" calcext:value-type="float">
            <text:p>6.127</text:p>
          </table:table-cell>
          <table:table-cell office:value-type="float" office:value="12.5" calcext:value-type="float">
            <text:p>12.5</text:p>
          </table:table-cell>
          <table:table-cell office:value-type="float" office:value="15.412" calcext:value-type="float">
            <text:p>15.412</text:p>
          </table:table-cell>
          <table:table-cell office:value-type="float" office:value="16.599" calcext:value-type="float">
            <text:p>16.599</text:p>
          </table:table-cell>
          <table:table-cell office:value-type="float" office:value="16.637" calcext:value-type="float">
            <text:p>16.637</text:p>
          </table:table-cell>
          <table:table-cell office:value-type="float" office:value="16.023" calcext:value-type="float">
            <text:p>16.023</text:p>
          </table:table-cell>
          <table:table-cell office:value-type="float" office:value="17.724" calcext:value-type="float">
            <text:p>17.7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adratic Config 2</text:p>
          </table:table-cell>
          <table:table-cell office:value-type="float" office:value="7.11" calcext:value-type="float">
            <text:p>7.11</text:p>
          </table:table-cell>
          <table:table-cell office:value-type="float" office:value="6.446" calcext:value-type="float">
            <text:p>6.446</text:p>
          </table:table-cell>
          <table:table-cell office:value-type="float" office:value="6.093" calcext:value-type="float">
            <text:p>6.093</text:p>
          </table:table-cell>
          <table:table-cell office:value-type="float" office:value="9.204" calcext:value-type="float">
            <text:p>9.204</text:p>
          </table:table-cell>
          <table:table-cell office:value-type="float" office:value="17.106" calcext:value-type="float">
            <text:p>17.106</text:p>
          </table:table-cell>
          <table:table-cell office:value-type="float" office:value="13.556" calcext:value-type="float">
            <text:p>13.556</text:p>
          </table:table-cell>
          <table:table-cell office:value-type="float" office:value="15.731" calcext:value-type="float">
            <text:p>15.731</text:p>
          </table:table-cell>
          <table:table-cell office:value-type="float" office:value="13.848" calcext:value-type="float">
            <text:p>13.848</text:p>
          </table:table-cell>
          <table:table-cell office:value-type="float" office:value="16.941" calcext:value-type="float">
            <text:p>16.94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adratic Config 3</text:p>
          </table:table-cell>
          <table:table-cell office:value-type="float" office:value="18.393" calcext:value-type="float">
            <text:p>18.393</text:p>
          </table:table-cell>
          <table:table-cell office:value-type="float" office:value="8.286" calcext:value-type="float">
            <text:p>8.286</text:p>
          </table:table-cell>
          <table:table-cell office:value-type="float" office:value="7.533" calcext:value-type="float">
            <text:p>7.533</text:p>
          </table:table-cell>
          <table:table-cell office:value-type="float" office:value="10.164" calcext:value-type="float">
            <text:p>10.164</text:p>
          </table:table-cell>
          <table:table-cell office:value-type="float" office:value="16.119" calcext:value-type="float">
            <text:p>16.119</text:p>
          </table:table-cell>
          <table:table-cell office:value-type="float" office:value="11.056" calcext:value-type="float">
            <text:p>11.056</text:p>
          </table:table-cell>
          <table:table-cell office:value-type="float" office:value="10.372" calcext:value-type="float">
            <text:p>10.372</text:p>
          </table:table-cell>
          <table:table-cell office:value-type="float" office:value="19" calcext:value-type="float">
            <text:p>19</text:p>
          </table:table-cell>
          <table:table-cell office:value-type="float" office:value="9.88" calcext:value-type="float">
            <text:p>9.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adratic Config 4</text:p>
          </table:table-cell>
          <table:table-cell office:value-type="float" office:value="10.441" calcext:value-type="float">
            <text:p>10.441</text:p>
          </table:table-cell>
          <table:table-cell office:value-type="float" office:value="8.755" calcext:value-type="float">
            <text:p>8.755</text:p>
          </table:table-cell>
          <table:table-cell office:value-type="float" office:value="12.961" calcext:value-type="float">
            <text:p>12.961</text:p>
          </table:table-cell>
          <table:table-cell office:value-type="float" office:value="15.22" calcext:value-type="float">
            <text:p>15.22</text:p>
          </table:table-cell>
          <table:table-cell office:value-type="float" office:value="11.858" calcext:value-type="float">
            <text:p>11.858</text:p>
          </table:table-cell>
          <table:table-cell office:value-type="float" office:value="10.645" calcext:value-type="float">
            <text:p>10.645</text:p>
          </table:table-cell>
          <table:table-cell office:value-type="float" office:value="16.637" calcext:value-type="float">
            <text:p>16.637</text:p>
          </table:table-cell>
          <table:table-cell office:value-type="float" office:value="16.261" calcext:value-type="float">
            <text:p>16.261</text:p>
          </table:table-cell>
          <table:table-cell office:value-type="float" office:value="9.711" calcext:value-type="float">
            <text:p>9.711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trim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inear Config 1</text:p>
          </table:table-cell>
          <table:table-cell office:value-type="float" office:value="23.528733866" calcext:value-type="float">
            <text:p>23.528733866</text:p>
          </table:table-cell>
          <table:table-cell office:value-type="float" office:value="15.930393362016" calcext:value-type="float">
            <text:p>15.930393362</text:p>
          </table:table-cell>
          <table:table-cell office:value-type="float" office:value="18.25061462815" calcext:value-type="float">
            <text:p>18.2506146282</text:p>
          </table:table-cell>
          <table:table-cell office:value-type="float" office:value="11.489704978488" calcext:value-type="float">
            <text:p>11.489704978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.0490165" calcext:value-type="float">
            <text:p>7.049016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00/00/0000</text:date>, <text:time style:data-style-name="N2" text:time-value="22:36:48.573962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7:31:55.285997647</meta:creation-date>
    <dc:date>2015-12-21T00:51:19.895803217</dc:date>
    <meta:editing-duration>P1DT7H12M16S</meta:editing-duration>
    <meta:editing-cycles>67</meta:editing-cycles>
    <meta:generator>LibreOffice/4.2.8.2$Linux_X86_64 LibreOffice_project/420m0$Build-2</meta:generator>
    <meta:document-statistic meta:table-count="1" meta:cell-count="2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46cm" svg:y="0.316cm" chart:style-name="ch2">
          <text:p>SVM Accuracy vs Number of Clusters</text:p>
        </chart:title>
        <chart:subtitle svg:x="5.919cm" svg:y="1.301cm" chart:style-name="ch3">
          <text:p>Cluster Count Features</text:p>
        </chart:subtitle>
        <chart:legend chart:legend-position="end" svg:x="11.798cm" svg:y="2.458cm" style:legend-expansion="high" chart:style-name="ch4"/>
        <chart:plot-area chart:style-name="ch5" table:cell-range-address="Sheet1.C2:Sheet1.K6 Sheet1.B2:Sheet1.B6 Sheet1.B10:Sheet1.K13" chart:data-source-has-labels="both" svg:x="1.331cm" svg:y="2.19cm" svg:width="10.147cm" svg:height="5.649cm">
          <chartooo:coordinate-region svg:x="1.952cm" svg:y="2.389cm" svg:width="9.339cm" svg:height="4.803cm"/>
          <chart:axis chart:dimension="x" chart:name="primary-x" chart:style-name="ch6" chartooo:axis-type="auto">
            <chartooo:date-scale/>
            <chart:title svg:x="4.958cm" svg:y="8.019cm" chart:style-name="ch7">
              <text:p>Number of Clusters</text:p>
            </chart:title>
            <chart:categories table:cell-range-address="Sheet1.C2:Sheet1.K2"/>
          </chart:axis>
          <chart:axis chart:dimension="y" chart:name="primary-y" chart:style-name="ch6">
            <chart:title svg:x="0.451cm" svg:y="6.024cm" chart:style-name="ch8">
              <text:p>Accuracy (%)</text:p>
            </chart:title>
            <chart:grid chart:style-name="ch9" chart:class="major"/>
          </chart:axis>
          <chart:series chart:style-name="ch10" chart:values-cell-range-address="Sheet1.C3:Sheet1.K3" chart:label-cell-address="Sheet1.B3:Sheet1.B3" chart:class="chart:line">
            <chart:data-point chart:repeated="9"/>
          </chart:series>
          <chart:series chart:style-name="ch11" chart:values-cell-range-address="Sheet1.C4:Sheet1.K4" chart:label-cell-address="Sheet1.B4:Sheet1.B4" chart:class="chart:line">
            <chart:data-point chart:repeated="9"/>
          </chart:series>
          <chart:series chart:style-name="ch12" chart:values-cell-range-address="Sheet1.C5:Sheet1.K5" chart:label-cell-address="Sheet1.B5:Sheet1.B5" chart:class="chart:line">
            <chart:data-point chart:repeated="9"/>
          </chart:series>
          <chart:series chart:style-name="ch13" chart:values-cell-range-address="Sheet1.C6:Sheet1.K6" chart:label-cell-address="Sheet1.B6:Sheet1.B6" chart:class="chart:line">
            <chart:data-point chart:repeated="9"/>
          </chart:series>
          <chart:series chart:style-name="ch14" chart:values-cell-range-address="Sheet1.C10:Sheet1.K10" chart:label-cell-address="Sheet1.B10:Sheet1.B10" chart:class="chart:line">
            <chart:data-point chart:repeated="9"/>
          </chart:series>
          <chart:series chart:style-name="ch15" chart:values-cell-range-address="Sheet1.C11:Sheet1.K11" chart:label-cell-address="Sheet1.B11:Sheet1.B11" chart:class="chart:line">
            <chart:data-point chart:repeated="9"/>
          </chart:series>
          <chart:series chart:style-name="ch16" chart:values-cell-range-address="Sheet1.C12:Sheet1.K12" chart:label-cell-address="Sheet1.B12:Sheet1.B12" chart:class="chart:line">
            <chart:data-point chart:repeated="9"/>
          </chart:series>
          <chart:series chart:style-name="ch14" chart:values-cell-range-address="Sheet1.C13:Sheet1.K13" chart:label-cell-address="Sheet1.B13:Sheet1.B13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Sheet1.C2:Sheet1.K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Linear Config 1</text:p>
                <draw:g>
                  <svg:desc>Sheet1.B3:Sheet1.B3</svg:desc>
                </draw:g>
              </table:table-cell>
              <table:table-cell office:value-type="float" office:value="9.242">
                <text:p>9.242</text:p>
                <draw:g>
                  <svg:desc>Sheet1.C3:Sheet1.K3</svg:desc>
                </draw:g>
              </table:table-cell>
              <table:table-cell office:value-type="float" office:value="6.415">
                <text:p>6.415</text:p>
              </table:table-cell>
              <table:table-cell office:value-type="float" office:value="6.784">
                <text:p>6.784</text:p>
              </table:table-cell>
              <table:table-cell office:value-type="float" office:value="9.976">
                <text:p>9.976</text:p>
              </table:table-cell>
              <table:table-cell office:value-type="float" office:value="12.001">
                <text:p>12.001</text:p>
              </table:table-cell>
              <table:table-cell office:value-type="float" office:value="15.8">
                <text:p>15.8</text:p>
              </table:table-cell>
              <table:table-cell office:value-type="float" office:value="17.636">
                <text:p>17.636</text:p>
              </table:table-cell>
              <table:table-cell office:value-type="float" office:value="23.095">
                <text:p>23.09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Linear Config 2</text:p>
                <draw:g>
                  <svg:desc>Sheet1.B4:Sheet1.B4</svg:desc>
                </draw:g>
              </table:table-cell>
              <table:table-cell office:value-type="float" office:value="13.573">
                <text:p>13.573</text:p>
                <draw:g>
                  <svg:desc>Sheet1.C4:Sheet1.K4</svg:desc>
                </draw:g>
              </table:table-cell>
              <table:table-cell office:value-type="float" office:value="6.285">
                <text:p>6.285</text:p>
              </table:table-cell>
              <table:table-cell office:value-type="float" office:value="6.277">
                <text:p>6.277</text:p>
              </table:table-cell>
              <table:table-cell office:value-type="float" office:value="10.168">
                <text:p>10.168</text:p>
              </table:table-cell>
              <table:table-cell office:value-type="float" office:value="12.26">
                <text:p>12.26</text:p>
              </table:table-cell>
              <table:table-cell office:value-type="float" office:value="16.812">
                <text:p>16.812</text:p>
              </table:table-cell>
              <table:table-cell office:value-type="float" office:value="15.861">
                <text:p>15.861</text:p>
              </table:table-cell>
              <table:table-cell office:value-type="float" office:value="15.773">
                <text:p>15.773</text:p>
              </table:table-cell>
              <table:table-cell office:value-type="float" office:value="18.373">
                <text:p>18.373</text:p>
              </table:table-cell>
            </table:table-row>
            <table:table-row>
              <table:table-cell office:value-type="string">
                <text:p>Linear Config 3</text:p>
                <draw:g>
                  <svg:desc>Sheet1.B5:Sheet1.B5</svg:desc>
                </draw:g>
              </table:table-cell>
              <table:table-cell office:value-type="float" office:value="14.428">
                <text:p>14.428</text:p>
                <draw:g>
                  <svg:desc>Sheet1.C5:Sheet1.K5</svg:desc>
                </draw:g>
              </table:table-cell>
              <table:table-cell office:value-type="float" office:value="15.304">
                <text:p>15.304</text:p>
              </table:table-cell>
              <table:table-cell office:value-type="float" office:value="8.143">
                <text:p>8.143</text:p>
              </table:table-cell>
              <table:table-cell office:value-type="float" office:value="8.639">
                <text:p>8.639</text:p>
              </table:table-cell>
              <table:table-cell office:value-type="float" office:value="11.382">
                <text:p>11.382</text:p>
              </table:table-cell>
              <table:table-cell office:value-type="float" office:value="8.7">
                <text:p>8.7</text:p>
              </table:table-cell>
              <table:table-cell office:value-type="float" office:value="16.073">
                <text:p>16.073</text:p>
              </table:table-cell>
              <table:table-cell office:value-type="float" office:value="13.099">
                <text:p>13.099</text:p>
              </table:table-cell>
              <table:table-cell office:value-type="float" office:value="15.17">
                <text:p>15.17</text:p>
              </table:table-cell>
            </table:table-row>
            <table:table-row>
              <table:table-cell office:value-type="string">
                <text:p>Linear Config 4</text:p>
                <draw:g>
                  <svg:desc>Sheet1.B6:Sheet1.B6</svg:desc>
                </draw:g>
              </table:table-cell>
              <table:table-cell office:value-type="float" office:value="6.895">
                <text:p>6.895</text:p>
                <draw:g>
                  <svg:desc>Sheet1.C6:Sheet1.K6</svg:desc>
                </draw:g>
              </table:table-cell>
              <table:table-cell office:value-type="float" office:value="8.555">
                <text:p>8.555</text:p>
              </table:table-cell>
              <table:table-cell office:value-type="float" office:value="7.452">
                <text:p>7.452</text:p>
              </table:table-cell>
              <table:table-cell office:value-type="float" office:value="8.297">
                <text:p>8.297</text:p>
              </table:table-cell>
              <table:table-cell office:value-type="float" office:value="14.186">
                <text:p>14.186</text:p>
              </table:table-cell>
              <table:table-cell office:value-type="float" office:value="8.693">
                <text:p>8.693</text:p>
              </table:table-cell>
              <table:table-cell office:value-type="float" office:value="8.472">
                <text:p>8.472</text:p>
              </table:table-cell>
              <table:table-cell office:value-type="float" office:value="8.236">
                <text:p>8.236</text:p>
              </table:table-cell>
              <table:table-cell office:value-type="float" office:value="8.424">
                <text:p>8.424</text:p>
              </table:table-cell>
            </table:table-row>
            <table:table-row>
              <table:table-cell office:value-type="string">
                <text:p>Quadratic Config 1</text:p>
                <draw:g>
                  <svg:desc>Sheet1.B10:Sheet1.B10</svg:desc>
                </draw:g>
              </table:table-cell>
              <table:table-cell office:value-type="float" office:value="6.83">
                <text:p>6.83</text:p>
                <draw:g>
                  <svg:desc>Sheet1.C10:Sheet1.K10</svg:desc>
                </draw:g>
              </table:table-cell>
              <table:table-cell office:value-type="float" office:value="6.588">
                <text:p>6.588</text:p>
              </table:table-cell>
              <table:table-cell office:value-type="float" office:value="6.565">
                <text:p>6.565</text:p>
              </table:table-cell>
              <table:table-cell office:value-type="float" office:value="6.569">
                <text:p>6.569</text:p>
              </table:table-cell>
              <table:table-cell office:value-type="float" office:value="16.507">
                <text:p>16.507</text:p>
              </table:table-cell>
              <table:table-cell office:value-type="float" office:value="13.407">
                <text:p>13.407</text:p>
              </table:table-cell>
              <table:table-cell office:value-type="float" office:value="15.95">
                <text:p>15.95</text:p>
              </table:table-cell>
              <table:table-cell office:value-type="float" office:value="14.048">
                <text:p>14.048</text:p>
              </table:table-cell>
              <table:table-cell office:value-type="float" office:value="16.48">
                <text:p>16.48</text:p>
              </table:table-cell>
            </table:table-row>
            <table:table-row>
              <table:table-cell office:value-type="string">
                <text:p>Quadratic Config 2</text:p>
                <draw:g>
                  <svg:desc>Sheet1.B11:Sheet1.B11</svg:desc>
                </draw:g>
              </table:table-cell>
              <table:table-cell office:value-type="float" office:value="6.607">
                <text:p>6.607</text:p>
                <draw:g>
                  <svg:desc>Sheet1.C11:Sheet1.K11</svg:desc>
                </draw:g>
              </table:table-cell>
              <table:table-cell office:value-type="float" office:value="6.657">
                <text:p>6.657</text:p>
              </table:table-cell>
              <table:table-cell office:value-type="float" office:value="6.78">
                <text:p>6.78</text:p>
              </table:table-cell>
              <table:table-cell office:value-type="float" office:value="12.154">
                <text:p>12.154</text:p>
              </table:table-cell>
              <table:table-cell office:value-type="float" office:value="15.043">
                <text:p>15.043</text:p>
              </table:table-cell>
              <table:table-cell office:value-type="float" office:value="12.719">
                <text:p>12.719</text:p>
              </table:table-cell>
              <table:table-cell office:value-type="float" office:value="16.464">
                <text:p>16.464</text:p>
              </table:table-cell>
              <table:table-cell office:value-type="float" office:value="15.811">
                <text:p>15.811</text:p>
              </table:table-cell>
              <table:table-cell office:value-type="float" office:value="15.838">
                <text:p>15.838</text:p>
              </table:table-cell>
            </table:table-row>
            <table:table-row>
              <table:table-cell office:value-type="string">
                <text:p>Quadratic Config 3</text:p>
                <draw:g>
                  <svg:desc>Sheet1.B12:Sheet1.B12</svg:desc>
                </draw:g>
              </table:table-cell>
              <table:table-cell office:value-type="float" office:value="8.335">
                <text:p>8.335</text:p>
                <draw:g>
                  <svg:desc>Sheet1.C12:Sheet1.K12</svg:desc>
                </draw:g>
              </table:table-cell>
              <table:table-cell office:value-type="float" office:value="9.139">
                <text:p>9.139</text:p>
              </table:table-cell>
              <table:table-cell office:value-type="float" office:value="9.738">
                <text:p>9.738</text:p>
              </table:table-cell>
              <table:table-cell office:value-type="float" office:value="7.66">
                <text:p>7.66</text:p>
              </table:table-cell>
              <table:table-cell office:value-type="float" office:value="19.392">
                <text:p>19.392</text:p>
              </table:table-cell>
              <table:table-cell office:value-type="float" office:value="12.988">
                <text:p>12.988</text:p>
              </table:table-cell>
              <table:table-cell office:value-type="float" office:value="15.946">
                <text:p>15.946</text:p>
              </table:table-cell>
              <table:table-cell office:value-type="float" office:value="14.828">
                <text:p>14.828</text:p>
              </table:table-cell>
              <table:table-cell office:value-type="float" office:value="18.838">
                <text:p>18.838</text:p>
              </table:table-cell>
            </table:table-row>
            <table:table-row>
              <table:table-cell office:value-type="string">
                <text:p>Quadratic Config 4</text:p>
                <draw:g>
                  <svg:desc>Sheet1.B13:Sheet1.B13</svg:desc>
                </draw:g>
              </table:table-cell>
              <table:table-cell office:value-type="float" office:value="7.357">
                <text:p>7.357</text:p>
                <draw:g>
                  <svg:desc>Sheet1.C13:Sheet1.K13</svg:desc>
                </draw:g>
              </table:table-cell>
              <table:table-cell office:value-type="float" office:value="6.942">
                <text:p>6.942</text:p>
              </table:table-cell>
              <table:table-cell office:value-type="float" office:value="15.187">
                <text:p>15.187</text:p>
              </table:table-cell>
              <table:table-cell office:value-type="float" office:value="11.069">
                <text:p>11.069</text:p>
              </table:table-cell>
              <table:table-cell office:value-type="float" office:value="14.145">
                <text:p>14.145</text:p>
              </table:table-cell>
              <table:table-cell office:value-type="float" office:value="11.419">
                <text:p>11.419</text:p>
              </table:table-cell>
              <table:table-cell office:value-type="float" office:value="10.971">
                <text:p>10.971</text:p>
              </table:table-cell>
              <table:table-cell office:value-type="float" office:value="15.138">
                <text:p>15.138</text:p>
              </table:table-cell>
              <table:table-cell office:value-type="float" office:value="14.039">
                <text:p>14.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46cm" svg:y="0.316cm" chart:style-name="ch2">
          <text:p>SVM Accuracy vs Number of Clusters</text:p>
        </chart:title>
        <chart:subtitle svg:x="5.747cm" svg:y="1.301cm" chart:style-name="ch3">
          <text:p>Binary Cluster Descriptor</text:p>
        </chart:subtitle>
        <chart:legend chart:legend-position="end" svg:x="11.798cm" svg:y="2.458cm" style:legend-expansion="high" chart:style-name="ch4"/>
        <chart:plot-area chart:style-name="ch5" table:cell-range-address="Sheet1.C20:Sheet1.K24 Sheet1.B20:Sheet1.B24 Sheet1.B28:Sheet1.K31" chart:data-source-has-labels="both" svg:x="1.331cm" svg:y="2.19cm" svg:width="10.147cm" svg:height="5.649cm">
          <chartooo:coordinate-region svg:x="1.952cm" svg:y="2.389cm" svg:width="9.339cm" svg:height="4.803cm"/>
          <chart:axis chart:dimension="x" chart:name="primary-x" chart:style-name="ch6" chartooo:axis-type="auto">
            <chartooo:date-scale/>
            <chart:title svg:x="4.958cm" svg:y="8.019cm" chart:style-name="ch7">
              <text:p>Number of Clusters</text:p>
            </chart:title>
            <chart:categories table:cell-range-address="Sheet1.C20:Sheet1.K20"/>
          </chart:axis>
          <chart:axis chart:dimension="y" chart:name="primary-y" chart:style-name="ch6">
            <chart:title svg:x="0.451cm" svg:y="6.024cm" chart:style-name="ch8">
              <text:p>Accuracy (%)</text:p>
            </chart:title>
            <chart:grid chart:style-name="ch9" chart:class="major"/>
          </chart:axis>
          <chart:series chart:style-name="ch10" chart:values-cell-range-address="Sheet1.C21:Sheet1.K21" chart:label-cell-address="Sheet1.B21:Sheet1.B21" chart:class="chart:line">
            <chart:data-point chart:repeated="9"/>
          </chart:series>
          <chart:series chart:style-name="ch11" chart:values-cell-range-address="Sheet1.C22:Sheet1.K22" chart:label-cell-address="Sheet1.B22:Sheet1.B22" chart:class="chart:line">
            <chart:data-point chart:repeated="9"/>
          </chart:series>
          <chart:series chart:style-name="ch12" chart:values-cell-range-address="Sheet1.C23:Sheet1.K23" chart:label-cell-address="Sheet1.B23:Sheet1.B23" chart:class="chart:line">
            <chart:data-point chart:repeated="9"/>
          </chart:series>
          <chart:series chart:style-name="ch13" chart:values-cell-range-address="Sheet1.C24:Sheet1.K24" chart:label-cell-address="Sheet1.B24:Sheet1.B24" chart:class="chart:line">
            <chart:data-point chart:repeated="9"/>
          </chart:series>
          <chart:series chart:style-name="ch14" chart:values-cell-range-address="Sheet1.C28:Sheet1.K28" chart:label-cell-address="Sheet1.B28:Sheet1.B28" chart:class="chart:line">
            <chart:data-point chart:repeated="9"/>
          </chart:series>
          <chart:series chart:style-name="ch15" chart:values-cell-range-address="Sheet1.C29:Sheet1.K29" chart:label-cell-address="Sheet1.B29:Sheet1.B29" chart:class="chart:line">
            <chart:data-point chart:repeated="9"/>
          </chart:series>
          <chart:series chart:style-name="ch16" chart:values-cell-range-address="Sheet1.C30:Sheet1.K30" chart:label-cell-address="Sheet1.B30:Sheet1.B30" chart:class="chart:line">
            <chart:data-point chart:repeated="9"/>
          </chart:series>
          <chart:series chart:style-name="ch17" chart:values-cell-range-address="Sheet1.C31:Sheet1.K31" chart:label-cell-address="Sheet1.B31:Sheet1.B31" chart:class="chart:line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Sheet1.C20:Sheet1.K20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Linear Config 1</text:p>
                <draw:g>
                  <svg:desc>Sheet1.B21:Sheet1.B21</svg:desc>
                </draw:g>
              </table:table-cell>
              <table:table-cell office:value-type="float" office:value="6.995">
                <text:p>6.995</text:p>
                <draw:g>
                  <svg:desc>Sheet1.C21:Sheet1.K21</svg:desc>
                </draw:g>
              </table:table-cell>
              <table:table-cell office:value-type="float" office:value="7.821">
                <text:p>7.821</text:p>
              </table:table-cell>
              <table:table-cell office:value-type="float" office:value="6.269">
                <text:p>6.269</text:p>
              </table:table-cell>
              <table:table-cell office:value-type="float" office:value="6.477">
                <text:p>6.477</text:p>
              </table:table-cell>
              <table:table-cell office:value-type="float" office:value="13.971">
                <text:p>13.971</text:p>
              </table:table-cell>
              <table:table-cell office:value-type="float" office:value="16.023">
                <text:p>16.023</text:p>
              </table:table-cell>
              <table:table-cell office:value-type="float" office:value="14.982">
                <text:p>14.982</text:p>
              </table:table-cell>
              <table:table-cell office:value-type="float" office:value="15.715">
                <text:p>15.715</text:p>
              </table:table-cell>
              <table:table-cell office:value-type="float" office:value="15.151">
                <text:p>15.151</text:p>
              </table:table-cell>
            </table:table-row>
            <table:table-row>
              <table:table-cell office:value-type="string">
                <text:p>Linear Config 2</text:p>
                <draw:g>
                  <svg:desc>Sheet1.B22:Sheet1.B22</svg:desc>
                </draw:g>
              </table:table-cell>
              <table:table-cell office:value-type="float" office:value="6.404">
                <text:p>6.404</text:p>
                <draw:g>
                  <svg:desc>Sheet1.C22:Sheet1.K22</svg:desc>
                </draw:g>
              </table:table-cell>
              <table:table-cell office:value-type="float" office:value="6.358">
                <text:p>6.358</text:p>
              </table:table-cell>
              <table:table-cell office:value-type="float" office:value="6.477">
                <text:p>6.477</text:p>
              </table:table-cell>
              <table:table-cell office:value-type="float" office:value="8.397">
                <text:p>8.397</text:p>
              </table:table-cell>
              <table:table-cell office:value-type="float" office:value="16.019">
                <text:p>16.019</text:p>
              </table:table-cell>
              <table:table-cell office:value-type="float" office:value="9.304">
                <text:p>9.304</text:p>
              </table:table-cell>
              <table:table-cell office:value-type="float" office:value="17.061">
                <text:p>17.061</text:p>
              </table:table-cell>
              <table:table-cell office:value-type="float" office:value="18.915">
                <text:p>18.915</text:p>
              </table:table-cell>
              <table:table-cell office:value-type="float" office:value="10.794">
                <text:p>10.794</text:p>
              </table:table-cell>
            </table:table-row>
            <table:table-row>
              <table:table-cell office:value-type="string">
                <text:p>Linear Config 3</text:p>
                <draw:g>
                  <svg:desc>Sheet1.B23:Sheet1.B23</svg:desc>
                </draw:g>
              </table:table-cell>
              <table:table-cell office:value-type="float" office:value="15.685">
                <text:p>15.685</text:p>
                <draw:g>
                  <svg:desc>Sheet1.C23:Sheet1.K23</svg:desc>
                </draw:g>
              </table:table-cell>
              <table:table-cell office:value-type="float" office:value="10.303">
                <text:p>10.303</text:p>
              </table:table-cell>
              <table:table-cell office:value-type="float" office:value="12.044">
                <text:p>12.044</text:p>
              </table:table-cell>
              <table:table-cell office:value-type="float" office:value="12.777">
                <text:p>12.777</text:p>
              </table:table-cell>
              <table:table-cell office:value-type="float" office:value="8.244">
                <text:p>8.244</text:p>
              </table:table-cell>
              <table:table-cell office:value-type="float" office:value="10.095">
                <text:p>10.095</text:p>
              </table:table-cell>
              <table:table-cell office:value-type="float" office:value="14.052">
                <text:p>14.052</text:p>
              </table:table-cell>
              <table:table-cell office:value-type="float" office:value="15.089">
                <text:p>15.089</text:p>
              </table:table-cell>
              <table:table-cell office:value-type="float" office:value="7.172">
                <text:p>7.172</text:p>
              </table:table-cell>
            </table:table-row>
            <table:table-row>
              <table:table-cell office:value-type="string">
                <text:p>Linear Config 4</text:p>
                <draw:g>
                  <svg:desc>Sheet1.B24:Sheet1.B24</svg:desc>
                </draw:g>
              </table:table-cell>
              <table:table-cell office:value-type="float" office:value="10.57">
                <text:p>10.57</text:p>
                <draw:g>
                  <svg:desc>Sheet1.C24:Sheet1.K24</svg:desc>
                </draw:g>
              </table:table-cell>
              <table:table-cell office:value-type="float" office:value="12.159">
                <text:p>12.159</text:p>
              </table:table-cell>
              <table:table-cell office:value-type="float" office:value="11.296">
                <text:p>11.296</text:p>
              </table:table-cell>
              <table:table-cell office:value-type="float" office:value="11.362">
                <text:p>11.362</text:p>
              </table:table-cell>
              <table:table-cell office:value-type="float" office:value="10.89">
                <text:p>10.89</text:p>
              </table:table-cell>
              <table:table-cell office:value-type="float" office:value="11.158">
                <text:p>11.158</text:p>
              </table:table-cell>
              <table:table-cell office:value-type="float" office:value="10.629">
                <text:p>10.629</text:p>
              </table:table-cell>
              <table:table-cell office:value-type="float" office:value="12.045">
                <text:p>12.045</text:p>
              </table:table-cell>
              <table:table-cell office:value-type="float" office:value="11.948">
                <text:p>11.948</text:p>
              </table:table-cell>
            </table:table-row>
            <table:table-row>
              <table:table-cell office:value-type="string">
                <text:p>Quadratic Config 1</text:p>
                <draw:g>
                  <svg:desc>Sheet1.B28:Sheet1.B28</svg:desc>
                </draw:g>
              </table:table-cell>
              <table:table-cell office:value-type="float" office:value="7.921">
                <text:p>7.921</text:p>
                <draw:g>
                  <svg:desc>Sheet1.C28:Sheet1.K28</svg:desc>
                </draw:g>
              </table:table-cell>
              <table:table-cell office:value-type="float" office:value="6.142">
                <text:p>6.142</text:p>
              </table:table-cell>
              <table:table-cell office:value-type="float" office:value="6.127">
                <text:p>6.127</text:p>
              </table:table-cell>
              <table:table-cell office:value-type="float" office:value="12.5">
                <text:p>12.5</text:p>
              </table:table-cell>
              <table:table-cell office:value-type="float" office:value="15.412">
                <text:p>15.412</text:p>
              </table:table-cell>
              <table:table-cell office:value-type="float" office:value="16.599">
                <text:p>16.599</text:p>
              </table:table-cell>
              <table:table-cell office:value-type="float" office:value="16.637">
                <text:p>16.637</text:p>
              </table:table-cell>
              <table:table-cell office:value-type="float" office:value="16.023">
                <text:p>16.023</text:p>
              </table:table-cell>
              <table:table-cell office:value-type="float" office:value="17.724">
                <text:p>17.724</text:p>
              </table:table-cell>
            </table:table-row>
            <table:table-row>
              <table:table-cell office:value-type="string">
                <text:p>Quadratic Config 2</text:p>
                <draw:g>
                  <svg:desc>Sheet1.B29:Sheet1.B29</svg:desc>
                </draw:g>
              </table:table-cell>
              <table:table-cell office:value-type="float" office:value="7.11">
                <text:p>7.11</text:p>
                <draw:g>
                  <svg:desc>Sheet1.C29:Sheet1.K29</svg:desc>
                </draw:g>
              </table:table-cell>
              <table:table-cell office:value-type="float" office:value="6.446">
                <text:p>6.446</text:p>
              </table:table-cell>
              <table:table-cell office:value-type="float" office:value="6.093">
                <text:p>6.093</text:p>
              </table:table-cell>
              <table:table-cell office:value-type="float" office:value="9.204">
                <text:p>9.204</text:p>
              </table:table-cell>
              <table:table-cell office:value-type="float" office:value="17.106">
                <text:p>17.106</text:p>
              </table:table-cell>
              <table:table-cell office:value-type="float" office:value="13.556">
                <text:p>13.556</text:p>
              </table:table-cell>
              <table:table-cell office:value-type="float" office:value="15.731">
                <text:p>15.731</text:p>
              </table:table-cell>
              <table:table-cell office:value-type="float" office:value="13.848">
                <text:p>13.848</text:p>
              </table:table-cell>
              <table:table-cell office:value-type="float" office:value="16.941">
                <text:p>16.941</text:p>
              </table:table-cell>
            </table:table-row>
            <table:table-row>
              <table:table-cell office:value-type="string">
                <text:p>Quadratic Config 3</text:p>
                <draw:g>
                  <svg:desc>Sheet1.B30:Sheet1.B30</svg:desc>
                </draw:g>
              </table:table-cell>
              <table:table-cell office:value-type="float" office:value="18.393">
                <text:p>18.393</text:p>
                <draw:g>
                  <svg:desc>Sheet1.C30:Sheet1.K30</svg:desc>
                </draw:g>
              </table:table-cell>
              <table:table-cell office:value-type="float" office:value="8.286">
                <text:p>8.286</text:p>
              </table:table-cell>
              <table:table-cell office:value-type="float" office:value="7.533">
                <text:p>7.533</text:p>
              </table:table-cell>
              <table:table-cell office:value-type="float" office:value="10.164">
                <text:p>10.164</text:p>
              </table:table-cell>
              <table:table-cell office:value-type="float" office:value="16.119">
                <text:p>16.119</text:p>
              </table:table-cell>
              <table:table-cell office:value-type="float" office:value="11.056">
                <text:p>11.056</text:p>
              </table:table-cell>
              <table:table-cell office:value-type="float" office:value="10.372">
                <text:p>10.372</text:p>
              </table:table-cell>
              <table:table-cell office:value-type="float" office:value="19">
                <text:p>19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string">
                <text:p>Quadratic Config 4</text:p>
                <draw:g>
                  <svg:desc>Sheet1.B31:Sheet1.B31</svg:desc>
                </draw:g>
              </table:table-cell>
              <table:table-cell office:value-type="float" office:value="10.441">
                <text:p>10.441</text:p>
                <draw:g>
                  <svg:desc>Sheet1.C31:Sheet1.K31</svg:desc>
                </draw:g>
              </table:table-cell>
              <table:table-cell office:value-type="float" office:value="8.755">
                <text:p>8.755</text:p>
              </table:table-cell>
              <table:table-cell office:value-type="float" office:value="12.961">
                <text:p>12.961</text:p>
              </table:table-cell>
              <table:table-cell office:value-type="float" office:value="15.22">
                <text:p>15.22</text:p>
              </table:table-cell>
              <table:table-cell office:value-type="float" office:value="11.858">
                <text:p>11.858</text:p>
              </table:table-cell>
              <table:table-cell office:value-type="float" office:value="10.645">
                <text:p>10.645</text:p>
              </table:table-cell>
              <table:table-cell office:value-type="float" office:value="16.637">
                <text:p>16.637</text:p>
              </table:table-cell>
              <table:table-cell office:value-type="float" office:value="16.261">
                <text:p>16.261</text:p>
              </table:table-cell>
              <table:table-cell office:value-type="float" office:value="9.711">
                <text:p>9.7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